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24-09-17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244" calcext:value-type="float">
            <text:p>99.5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23-09-26 2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332" calcext:value-type="float">
            <text:p>98.9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22-09-2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9768" calcext:value-type="float">
            <text:p>99.4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21-09-14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3792" calcext:value-type="float">
            <text:p>100.44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20-09-22 2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5456" calcext:value-type="float">
            <text:p>101.5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9-09-25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8-09-25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1152" calcext:value-type="float">
            <text:p>102.18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7-09-27 0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5432" calcext:value-type="float">
            <text:p>102.13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6-09-22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128" calcext:value-type="float">
            <text:p>101.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5-09-18 0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5-03-25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9408" calcext:value-type="float">
            <text:p>100.41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4-12-2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156" calcext:value-type="float">
            <text:p>100.1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4-09-2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4296" calcext:value-type="float">
            <text:p>99.9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4-07-01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1208" calcext:value-type="float">
            <text:p>99.5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4-03-26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8224" calcext:value-type="float">
            <text:p>99.3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3-12-22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3424" calcext:value-type="float">
            <text:p>99.02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3-09-2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2152" calcext:value-type="float">
            <text:p>98.7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3-06-28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1152" calcext:value-type="float">
            <text:p>98.3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3-03-2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632" calcext:value-type="float">
            <text:p>98.0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2-12-28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8192" calcext:value-type="float">
            <text:p>97.5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2-09-27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4832" calcext:value-type="float">
            <text:p>97.33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2-06-28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2-03-2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4376" calcext:value-type="float">
            <text:p>96.73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1-12-28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4984" calcext:value-type="float">
            <text:p>96.2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1-09-27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1208" calcext:value-type="float">
            <text:p>95.7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1-06-29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1504" calcext:value-type="float">
            <text:p>95.0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1-03-29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2632" calcext:value-type="float">
            <text:p>94.9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0-12-27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0-09-27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8376" calcext:value-type="float">
            <text:p>94.44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0-06-24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796" calcext:value-type="float">
            <text:p>94.1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10-03-23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6584" calcext:value-type="float">
            <text:p>93.82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9-12-17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3224" calcext:value-type="float">
            <text:p>93.6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9-09-28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2536" calcext:value-type="float">
            <text:p>93.4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9-06-2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9384" calcext:value-type="float">
            <text:p>93.3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9-03-24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8-12-31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3856" calcext:value-type="float">
            <text:p>92.5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8-09-24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8616" calcext:value-type="float">
            <text:p>92.5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8-06-3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1144" calcext:value-type="float">
            <text:p>92.2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8-04-04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9496" calcext:value-type="float">
            <text:p>91.9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7-12-21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812" calcext:value-type="float">
            <text:p>91.6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7-09-25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1648" calcext:value-type="float">
            <text:p>91.6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7-06-27 0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2504" calcext:value-type="float">
            <text:p>91.6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7-03-27 0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0104" calcext:value-type="float">
            <text:p>91.5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6-12-26 2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572" calcext:value-type="float">
            <text:p>91.4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6-08-25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9792" calcext:value-type="float">
            <text:p>91.2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6-06-30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4072" calcext:value-type="float">
            <text:p>91.2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6-01-24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2528" calcext:value-type="float">
            <text:p>91.0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5-12-27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328" calcext:value-type="float">
            <text:p>91.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5-11-29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2904" calcext:value-type="float">
            <text:p>91.0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5-10-24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0232" calcext:value-type="float">
            <text:p>91.0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5-09-27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5-08-26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5-07-28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3552" calcext:value-type="float">
            <text:p>90.9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5-06-29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4784" calcext:value-type="float">
            <text:p>90.8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5-05-24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5-04-29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5-03-30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1152" calcext:value-type="float">
            <text:p>90.7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5-02-2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42" calcext:value-type="float">
            <text:p>90.7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5-01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0088" calcext:value-type="float">
            <text:p>90.6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4368" calcext:value-type="float">
            <text:p>90.5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8272" calcext:value-type="float">
            <text:p>90.5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6456" calcext:value-type="float">
            <text:p>90.5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5016" calcext:value-type="float">
            <text:p>90.4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4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1488" calcext:value-type="float">
            <text:p>90.3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6248" calcext:value-type="float">
            <text:p>90.3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3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2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2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34109394501</text:p>
          </table:table-cell>
          <table:table-cell office:value-type="string" calcext:value-type="string">
            <text:p>200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81" meta:object-count="0"/>
    <meta:user-defined meta:name="AppVersion">3.0</meta:user-defined>
  </office:meta>
</office:document-meta>
</file>